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9021" officeooo:paragraph-rsid="000c9021"/>
    </style:style>
    <style:style style:name="T1" style:family="text">
      <style:text-properties officeooo:rsid="000a78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 D = shortest_paths(A)<text:line-break/>for i := 1 to n do<text:line-break/><text:tab/>for j := 1 to n do D[i, j] := A[i, j]<text:line-break/><text:tab/>end<text:line-break/>end<text:line-break/>for k := 1 to n do<text:line-break/><text:tab/>for i := 1 to n do<text:line-break/><text:tab/><text:tab/>for j := 1 to n do D[i, j] := min<text:span text:style-name="T1">(</text:span>D[i, j]; D[i, k] + D[k, j]<text:span text:style-name="T1">)</text:span><text:line-break/><text:tab/><text:tab/>end<text:line-break/><text:tab/>end<text:line-break/>end <text:line-break/></text:p>
      <text:p text:style-name="P1">D[i,j] = D[i,k] + A[k,j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00:10:31.422000000</meta:creation-date>
    <dc:date>2017-04-18T01:35:23.918000000</dc:date>
    <meta:editing-duration>PT31M27S</meta:editing-duration>
    <meta:editing-cycles>1</meta:editing-cycles>
    <meta:document-statistic meta:table-count="0" meta:image-count="0" meta:object-count="0" meta:page-count="1" meta:paragraph-count="2" meta:word-count="64" meta:character-count="241" meta:non-whitespace-character-count="169"/>
    <meta:generator>LibreOffice/5.2.0.4$Windows_x86 LibreOffice_project/066b007f5ebcc236395c7d282ba488bca6720265</meta:generator>
  </office:meta>
</office:document-meta>
</file>